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>
                <mo stretchy="false">∫</mo>
                <mrow>
                  <mo stretchy="false">∂</mo>
                  <mi>F</mi>
                </mrow>
              </munder>
              <mtext>d</mtext>
            </mrow>
            <mstyle mathvariant="bold">
              <mrow>
                <mi>r</mi>
              </mrow>
            </mstyle>
            <mo stretchy="false">△</mo>
            <mo stretchy="false">…</mo>
            <mrow>
              <mi/>
              <mo stretchy="false">=</mo>
              <mi/>
            </mrow>
            <mrow>
              <munder>
                <mo stretchy="false">∫</mo>
                <mi>F</mi>
              </munder>
              <mrow>
                <mo stretchy="false">(</mo>
                <mrow>
                  <mtext>d</mtext>
                  <mstyle mathvariant="bold">
                    <mrow>
                      <mi>f</mi>
                    </mrow>
                  </mstyle>
                  <mrow>
                    <mi/>
                    <mo stretchy="false">×</mo>
                    <mi/>
                  </mrow>
                  <mo stretchy="false">∇</mo>
                </mrow>
                <mo stretchy="false">)</mo>
              </mrow>
            </mrow>
            <mo stretchy="false">△</mo>
            <mo stretchy="false">…</mo>
          </mrow>
        </mtd>
      </mtr>
      <mtr>
        <mtd>
          <mrow/>
        </mtd>
      </mtr>
      <mtr>
        <mtd>
          <mrow>
            <mo stretchy="false">△</mo>
            <mtext>:</mtext>
            <mrow>
              <mi/>
              <mo stretchy="false">⋅</mo>
              <mi/>
            </mrow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⇔</mo>
            <mi/>
            <mrow>
              <munder>
                <mo stretchy="false">∫</mo>
                <mrow>
                  <mo stretchy="false">∂</mo>
                  <mi>F</mi>
                </mrow>
              </munder>
              <mo stretchy="false">ϕ</mo>
            </mrow>
            <mtext>d</mtext>
            <mstyle mathvariant="bold">
              <mrow>
                <mi>r</mi>
              </mrow>
            </mstyle>
            <mrow>
              <mi/>
              <mo stretchy="false">=</mo>
              <mi/>
            </mrow>
            <mrow>
              <munder>
                <mo stretchy="false">∫</mo>
                <mi>F</mi>
              </munder>
              <mtext>d</mtext>
            </mrow>
            <mstyle mathvariant="bold">
              <mrow>
                <mi>f</mi>
              </mrow>
            </mstyle>
            <mrow>
              <mi/>
              <mo stretchy="false">×</mo>
              <mi/>
            </mrow>
            <mtext>grad</mtext>
            <mo stretchy="false">ϕ</mo>
          </mrow>
        </mtd>
      </mtr>
      <mtr>
        <mtd>
          <mrow>
            <mphantom>
              <mstyle>
                <mrow>
                  <mrow>
                    <mo stretchy="false">△</mo>
                    <mtext>:</mtext>
                  </mrow>
                </mrow>
              </mstyle>
            </mphantom>
            <mrow>
              <mi/>
              <mo stretchy="false">⋅</mo>
              <mi/>
            </mrow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⇔</mo>
            <mi/>
            <mrow>
              <munder>
                <mo stretchy="false">∫</mo>
                <mrow>
                  <mo stretchy="false">∂</mo>
                  <mi>F</mi>
                </mrow>
              </munder>
              <mstyle mathvariant="bold">
                <mrow>
                  <mi>a</mi>
                </mrow>
              </mstyle>
            </mrow>
            <mrow>
              <mi/>
              <mo stretchy="false">⋅</mo>
              <mi/>
            </mrow>
            <mtext>d</mtext>
            <mstyle mathvariant="bold">
              <mrow>
                <mi>r</mi>
              </mrow>
            </mstyle>
            <mrow>
              <mi/>
              <mo stretchy="false">=</mo>
              <mi/>
            </mrow>
            <mrow>
              <munder>
                <mo stretchy="false">∫</mo>
                <mi>F</mi>
              </munder>
              <mtext>rot</mtext>
            </mrow>
            <mstyle mathvariant="bold">
              <mrow>
                <mi>a</mi>
              </mrow>
            </mstyle>
            <mrow>
              <mi/>
              <mo stretchy="false">⋅</mo>
              <mtext>d</mtext>
            </mrow>
            <mstyle mathvariant="bold">
              <mrow>
                <mi>f</mi>
              </mrow>
            </mstyle>
          </mrow>
        </mtd>
      </mtr>
      <mtr>
        <mtd>
          <mrow>
            <mphantom>
              <mstyle>
                <mrow>
                  <mrow>
                    <mo stretchy="false">△</mo>
                    <mtext>:</mtext>
                  </mrow>
                </mrow>
              </mstyle>
            </mphantom>
            <mrow>
              <mi/>
              <mo stretchy="false">×</mo>
              <mi/>
            </mrow>
            <mstyle mathvariant="bold">
              <mrow>
                <mi>b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⇔</mo>
            <mi/>
            <mrow>
              <munder>
                <mo stretchy="false">∫</mo>
                <mrow>
                  <mo stretchy="false">∂</mo>
                  <mi>F</mi>
                </mrow>
              </munder>
              <mtext>d</mtext>
            </mrow>
            <mstyle mathvariant="bold">
              <mrow>
                <mi>r</mi>
              </mrow>
            </mstyle>
            <mrow>
              <mi/>
              <mo stretchy="false">×</mo>
              <mi/>
            </mrow>
            <mstyle mathvariant="bold">
              <mrow>
                <mi>b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row>
              <munder>
                <mo stretchy="false">∫</mo>
                <mi>F</mi>
              </munder>
              <mrow>
                <mo stretchy="false">(</mo>
                <mrow>
                  <mtext>d</mtext>
                  <mstyle mathvariant="bold">
                    <mrow>
                      <mi>f</mi>
                    </mrow>
                  </mstyle>
                  <mrow>
                    <mi/>
                    <mo stretchy="false">×</mo>
                    <mi/>
                  </mrow>
                  <mo stretchy="false">∇</mo>
                </mrow>
                <mo stretchy="false">)</mo>
              </mrow>
            </mrow>
            <mrow>
              <mi/>
              <mo stretchy="false">×</mo>
              <mi/>
            </mrow>
            <mstyle mathvariant="bold">
              <mrow>
                <mi>b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</mtable>
    <annotation encoding="StarMath 5.0">int from {partial F} "d" bold r %Ux25B3 dotslow `=` int from F ("d" bold f `times` nabla ) %Ux25B3 dotslow newline newline

alignl %Ux25B3 ":" `cdot` %iphi(bold r) ~dlrarrow~ int from {partial F} %iphi "d" bold r `=` int from F "d" bold f `times` "grad" %iphi newline

alignl phantom {%Ux25B3 ":"} `cdot` bold a(bold r) ~dlrarrow~ int from {partial F} bold a `cdot` "d" bold r `=` int from F "rot" bold a `cdot "d" bold f newline

alignl phantom {%Ux25B3 ":"} `times` bold b(bold r) ~dlrarrow~ int from {partial F} "d" bold r `times` bold b (bold r) `=` int from F ("d" bold f `times` nabla) `times` bold b (bold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0:08:50.677000000</meta:creation-date>
    <meta:generator>LibreOffice/4.1.4.2$Windows_x86 LibreOffice_project/0a0440ccc0227ad9829de5f46be37cfb6edcf72</meta:generator>
  </office:meta>
</office:document-meta>
</file>